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top" draw:auto-grow-height="false" fo:min-height="5.592cm" fo:min-width="3.691cm"/>
      <style:paragraph-properties style:writing-mode="lr-tb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top" draw:auto-grow-height="false" fo:min-height="3.433cm" fo:min-width="4.8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59cm"/>
      <style:paragraph-properties style:writing-mode="lr-tb"/>
    </style:style>
    <style:style style:name="gr8" style:family="graphic" style:parent-style-name="standard">
      <style:graphic-properties svg:stroke-color="#000000" draw:fill-color="#eeeeee" draw:textarea-horizontal-align="justify" draw:textarea-vertical-align="top" draw:auto-grow-height="false" fo:min-height="5.592cm" fo:min-width="6.231cm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top" draw:auto-grow-height="false" fo:min-height="10.164cm" fo:min-width="3.6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78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style:font-name="DejaVu Sans Mono"/>
    </style:style>
    <style:style style:name="P7" style:family="paragraph">
      <loext:graphic-properties draw:fill="none" draw:fill-color="#ffffff"/>
      <style:text-properties style:font-name="DejaVu Sans Mono"/>
    </style:style>
    <style:style style:name="T1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5.842cm" svg:x="3.816cm" svg:y="11.744cm">
          <text:p text:style-name="P1">moteus AB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007cm" svg:y1="16.697cm" svg:x2="8.642cm" svg:y2="16.697cm">
          <text:p/>
        </draw:line>
        <draw:frame draw:style-name="gr3" draw:text-style-name="P4" draw:layer="layout" svg:width="2.667cm" svg:height="1.016cm" svg:x="4.959cm" svg:y="16.189cm">
          <draw:text-box>
            <text:p>4) GND</text:p>
          </draw:text-box>
        </draw:frame>
        <draw:line draw:style-name="gr2" draw:text-style-name="P3" draw:layer="layout" svg:x1="8.008cm" svg:y1="15.797cm" svg:x2="8.642cm" svg:y2="15.797cm">
          <text:p/>
        </draw:line>
        <draw:line draw:style-name="gr2" draw:text-style-name="P3" draw:layer="layout" svg:x1="8.008cm" svg:y1="14.897cm" svg:x2="8.642cm" svg:y2="14.897cm">
          <text:p/>
        </draw:line>
        <draw:line draw:style-name="gr2" draw:text-style-name="P3" draw:layer="layout" svg:x1="8.008cm" svg:y1="13.997cm" svg:x2="8.642cm" svg:y2="13.997cm">
          <text:p/>
        </draw:line>
        <draw:frame draw:style-name="gr3" draw:text-style-name="P4" draw:layer="layout" svg:width="2.667cm" svg:height="1.016cm" svg:x="4.96cm" svg:y="15.289cm">
          <draw:text-box>
            <text:p>3) </text:p>
          </draw:text-box>
        </draw:frame>
        <draw:frame draw:style-name="gr3" draw:text-style-name="P4" draw:layer="layout" svg:width="2.667cm" svg:height="1.016cm" svg:x="4.96cm" svg:y="14.389cm">
          <draw:text-box>
            <text:p>2) </text:p>
          </draw:text-box>
        </draw:frame>
        <draw:frame draw:style-name="gr3" draw:text-style-name="P4" draw:layer="layout" svg:width="2.667cm" svg:height="1.016cm" svg:x="4.96cm" svg:y="13.489cm">
          <draw:text-box>
            <text:p>1) 3.3V</text:p>
          </draw:text-box>
        </draw:frame>
        <draw:custom-shape draw:style-name="gr4" draw:text-style-name="P2" draw:layer="layout" svg:width="5.334cm" svg:height="3.683cm" svg:x="13.344cm" svg:y="4.675cm">
          <text:p text:style-name="P1">3.3V -&gt; 5V</text:p>
          <text:p text:style-name="P1">Boost Regulato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71cm" svg:y1="6.969cm" svg:x2="13.344cm" svg:y2="6.969cm">
          <text:p/>
        </draw:line>
        <draw:line draw:style-name="gr2" draw:text-style-name="P3" draw:layer="layout" svg:x1="18.678cm" svg:y1="6.969cm" svg:x2="19.312cm" svg:y2="6.969cm">
          <text:p/>
        </draw:line>
        <draw:line draw:style-name="gr2" draw:text-style-name="P3" draw:layer="layout" svg:x1="15.857cm" svg:y1="8.955cm" svg:x2="15.857cm" svg:y2="8.32cm">
          <text:p/>
        </draw:line>
        <draw:frame draw:style-name="gr5" draw:text-style-name="P4" draw:layer="layout" svg:width="1.326cm" svg:height="0.974cm" svg:x="13.342cm" svg:y="6.503cm">
          <draw:text-box>
            <text:p>IN</text:p>
          </draw:text-box>
        </draw:frame>
        <draw:frame draw:style-name="gr6" draw:text-style-name="P4" draw:layer="layout" svg:width="1.968cm" svg:height="0.962cm" svg:x="16.9cm" svg:y="6.503cm">
          <draw:text-box>
            <text:p>OUT</text:p>
          </draw:text-box>
        </draw:frame>
        <draw:frame draw:style-name="gr7" draw:text-style-name="P4" draw:layer="layout" svg:width="2.066cm" svg:height="1.109cm" svg:x="14.742cm" svg:y="7.503cm">
          <draw:text-box>
            <text:p>GND</text:p>
          </draw:text-box>
        </draw:frame>
        <draw:custom-shape draw:style-name="gr8" draw:text-style-name="P2" draw:layer="layout" svg:width="6.731cm" svg:height="5.842cm" svg:x="12.96cm" svg:y="11.744cm">
          <text:p text:style-name="P1">MAX3490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323cm" svg:y1="13.997cm" svg:x2="12.957cm" svg:y2="13.997cm">
          <text:p/>
        </draw:line>
        <draw:line draw:style-name="gr2" draw:text-style-name="P3" draw:layer="layout" svg:x1="12.326cm" svg:y1="14.897cm" svg:x2="12.96cm" svg:y2="14.897cm">
          <text:p/>
        </draw:line>
        <draw:line draw:style-name="gr2" draw:text-style-name="P3" draw:layer="layout" svg:x1="12.326cm" svg:y1="15.797cm" svg:x2="12.96cm" svg:y2="15.797cm">
          <text:p/>
        </draw:line>
        <draw:line draw:style-name="gr2" draw:text-style-name="P3" draw:layer="layout" svg:x1="12.326cm" svg:y1="16.697cm" svg:x2="12.96cm" svg:y2="16.697cm">
          <text:p/>
        </draw:line>
        <draw:line draw:style-name="gr2" draw:text-style-name="P3" draw:layer="layout" svg:x1="19.683cm" svg:y1="13.997cm" svg:x2="20.317cm" svg:y2="13.997cm">
          <text:p/>
        </draw:line>
        <draw:line draw:style-name="gr2" draw:text-style-name="P3" draw:layer="layout" svg:x1="19.686cm" svg:y1="14.897cm" svg:x2="20.32cm" svg:y2="14.897cm">
          <text:p/>
        </draw:line>
        <draw:line draw:style-name="gr2" draw:text-style-name="P3" draw:layer="layout" svg:x1="19.686cm" svg:y1="15.753cm" svg:x2="20.32cm" svg:y2="15.753cm">
          <text:p/>
        </draw:line>
        <draw:line draw:style-name="gr2" draw:text-style-name="P3" draw:layer="layout" svg:x1="19.686cm" svg:y1="16.697cm" svg:x2="20.32cm" svg:y2="16.697cm">
          <text:p/>
        </draw:line>
        <draw:frame draw:style-name="gr3" draw:text-style-name="P4" draw:layer="layout" svg:width="2.667cm" svg:height="1.016cm" svg:x="13.061cm" svg:y="13.489cm">
          <draw:text-box>
            <text:p>1) VCC</text:p>
          </draw:text-box>
        </draw:frame>
        <draw:frame draw:style-name="gr3" draw:text-style-name="P4" draw:layer="layout" svg:width="2.667cm" svg:height="1.016cm" svg:x="13.062cm" svg:y="14.389cm">
          <draw:text-box>
            <text:p>2) RO</text:p>
          </draw:text-box>
        </draw:frame>
        <draw:frame draw:style-name="gr3" draw:text-style-name="P4" draw:layer="layout" svg:width="2.667cm" svg:height="1.016cm" svg:x="13.063cm" svg:y="15.389cm">
          <draw:text-box>
            <text:p>3) DI</text:p>
          </draw:text-box>
        </draw:frame>
        <draw:frame draw:style-name="gr3" draw:text-style-name="P4" draw:layer="layout" svg:width="2.667cm" svg:height="1.016cm" svg:x="13.064cm" svg:y="16.289cm">
          <draw:text-box>
            <text:p>4) GND</text:p>
          </draw:text-box>
        </draw:frame>
        <draw:frame draw:style-name="gr3" draw:text-style-name="P4" draw:layer="layout" svg:width="1.694cm" svg:height="1.016cm" svg:x="17.962cm" svg:y="13.489cm">
          <draw:text-box>
            <text:p>8) A</text:p>
          </draw:text-box>
        </draw:frame>
        <draw:frame draw:style-name="gr3" draw:text-style-name="P4" draw:layer="layout" svg:width="1.694cm" svg:height="1.016cm" svg:x="17.962cm" svg:y="14.389cm">
          <draw:text-box>
            <text:p>7) B</text:p>
          </draw:text-box>
        </draw:frame>
        <draw:frame draw:style-name="gr3" draw:text-style-name="P4" draw:layer="layout" svg:width="1.694cm" svg:height="1.016cm" svg:x="17.962cm" svg:y="15.189cm">
          <draw:text-box>
            <text:p>6) Z</text:p>
          </draw:text-box>
        </draw:frame>
        <draw:frame draw:style-name="gr3" draw:text-style-name="P4" draw:layer="layout" svg:width="1.694cm" svg:height="1.016cm" svg:x="17.962cm" svg:y="16.189cm">
          <draw:text-box>
            <text:p>5) Y</text:p>
          </draw:text-box>
        </draw:frame>
        <draw:custom-shape draw:style-name="gr9" draw:text-style-name="P2" draw:layer="layout" svg:width="4.191cm" svg:height="10.414cm" svg:x="27.057cm" svg:y="5.618cm">
          <text:p text:style-name="P1">AksIM-2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6.483cm" svg:y1="7.997cm" svg:x2="27.117cm" svg:y2="7.997cm">
          <text:p/>
        </draw:line>
        <draw:line draw:style-name="gr2" draw:text-style-name="P3" draw:layer="layout" svg:x1="26.483cm" svg:y1="8.997cm" svg:x2="27.117cm" svg:y2="8.997cm">
          <text:p/>
        </draw:line>
        <draw:line draw:style-name="gr2" draw:text-style-name="P3" draw:layer="layout" svg:x1="26.483cm" svg:y1="9.997cm" svg:x2="27.117cm" svg:y2="9.997cm">
          <text:p/>
        </draw:line>
        <draw:line draw:style-name="gr2" draw:text-style-name="P3" draw:layer="layout" svg:x1="26.483cm" svg:y1="10.997cm" svg:x2="27.117cm" svg:y2="10.997cm">
          <text:p/>
        </draw:line>
        <draw:line draw:style-name="gr2" draw:text-style-name="P3" draw:layer="layout" svg:x1="26.483cm" svg:y1="11.997cm" svg:x2="27.117cm" svg:y2="11.997cm">
          <text:p/>
        </draw:line>
        <draw:line draw:style-name="gr2" draw:text-style-name="P3" draw:layer="layout" svg:x1="26.483cm" svg:y1="12.997cm" svg:x2="27.117cm" svg:y2="12.997cm">
          <text:p/>
        </draw:line>
        <draw:line draw:style-name="gr2" draw:text-style-name="P3" draw:layer="layout" svg:x1="26.483cm" svg:y1="13.997cm" svg:x2="27.117cm" svg:y2="13.997cm">
          <text:p/>
        </draw:line>
        <draw:line draw:style-name="gr2" draw:text-style-name="P3" draw:layer="layout" svg:x1="26.483cm" svg:y1="14.897cm" svg:x2="27.117cm" svg:y2="14.897cm">
          <text:p/>
        </draw:line>
        <draw:frame draw:style-name="gr3" draw:text-style-name="P4" draw:layer="layout" svg:width="2.667cm" svg:height="1.016cm" svg:x="27.062cm" svg:y="7.489cm">
          <draw:text-box>
            <text:p>1) 5V</text:p>
          </draw:text-box>
        </draw:frame>
        <draw:frame draw:style-name="gr3" draw:text-style-name="P4" draw:layer="layout" svg:width="2.667cm" svg:height="1.016cm" svg:x="27.063cm" svg:y="8.489cm">
          <draw:text-box>
            <text:p>2) GND</text:p>
          </draw:text-box>
        </draw:frame>
        <draw:frame draw:style-name="gr10" draw:text-style-name="P4" draw:layer="layout" svg:width="3.93cm" svg:height="0.962cm" svg:x="27.064cm" svg:y="9.489cm">
          <draw:text-box>
            <text:p>3) Tsense 1</text:p>
          </draw:text-box>
        </draw:frame>
        <draw:frame draw:style-name="gr10" draw:text-style-name="P4" draw:layer="layout" svg:width="3.93cm" svg:height="0.962cm" svg:x="27.064cm" svg:y="10.489cm">
          <draw:text-box>
            <text:p>4) Tsense 2</text:p>
          </draw:text-box>
        </draw:frame>
        <draw:frame draw:style-name="gr10" draw:text-style-name="P4" draw:layer="layout" svg:width="3.93cm" svg:height="0.962cm" svg:x="27.064cm" svg:y="11.489cm">
          <draw:text-box>
            <text:p>5) RX+</text:p>
          </draw:text-box>
        </draw:frame>
        <draw:frame draw:style-name="gr10" draw:text-style-name="P4" draw:layer="layout" svg:width="3.93cm" svg:height="0.962cm" svg:x="27.064cm" svg:y="12.489cm">
          <draw:text-box>
            <text:p>6) RX-</text:p>
          </draw:text-box>
        </draw:frame>
        <draw:frame draw:style-name="gr10" draw:text-style-name="P4" draw:layer="layout" svg:width="3.93cm" svg:height="0.962cm" svg:x="27.064cm" svg:y="13.489cm">
          <draw:text-box>
            <text:p>7) TX+</text:p>
          </draw:text-box>
        </draw:frame>
        <draw:frame draw:style-name="gr10" draw:text-style-name="P4" draw:layer="layout" svg:width="3.93cm" svg:height="0.962cm" svg:x="27.064cm" svg:y="14.389cm">
          <draw:text-box>
            <text:p>8) TX-</text:p>
          </draw:text-box>
        </draw:frame>
        <draw:line draw:style-name="gr11" draw:text-style-name="P3" draw:layer="layout" svg:x1="8.642cm" svg:y1="16.697cm" svg:x2="12.325cm" svg:y2="16.697cm">
          <text:p/>
        </draw:line>
        <draw:line draw:style-name="gr11" draw:text-style-name="P3" draw:layer="layout" svg:x1="10.547cm" svg:y1="17.713cm" svg:x2="10.547cm" svg:y2="16.697cm">
          <text:p/>
        </draw:line>
        <draw:line draw:style-name="gr11" draw:text-style-name="P3" draw:layer="layout" svg:x1="10.166cm" svg:y1="17.713cm" svg:x2="10.928cm" svg:y2="17.713cm">
          <text:p/>
        </draw:line>
        <draw:line draw:style-name="gr11" draw:text-style-name="P3" draw:layer="layout" svg:x1="10.293cm" svg:y1="17.967cm" svg:x2="10.801cm" svg:y2="17.967cm">
          <text:p/>
        </draw:line>
        <draw:line draw:style-name="gr11" draw:text-style-name="P3" draw:layer="layout" svg:x1="10.42cm" svg:y1="18.221cm" svg:x2="10.674cm" svg:y2="18.221cm">
          <text:p/>
        </draw:line>
        <draw:custom-shape draw:style-name="gr12" draw:text-style-name="P5" draw:layer="layout" svg:width="0.254cm" svg:height="0.254cm" svg:x="10.42cm" svg:y="1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8.643cm" svg:y1="13.997cm" svg:x2="12.326cm" svg:y2="13.997cm">
          <text:p/>
        </draw:line>
        <draw:g>
          <draw:line draw:style-name="gr11" draw:text-style-name="P3" draw:layer="layout" svg:x1="15.855cm" svg:y1="9.967cm" svg:x2="15.855cm" svg:y2="8.951cm">
            <text:p/>
          </draw:line>
          <draw:line draw:style-name="gr11" draw:text-style-name="P3" draw:layer="layout" svg:x1="15.474cm" svg:y1="9.967cm" svg:x2="16.236cm" svg:y2="9.967cm">
            <text:p/>
          </draw:line>
          <draw:line draw:style-name="gr11" draw:text-style-name="P3" draw:layer="layout" svg:x1="15.601cm" svg:y1="10.221cm" svg:x2="16.109cm" svg:y2="10.221cm">
            <text:p/>
          </draw:line>
          <draw:line draw:style-name="gr11" draw:text-style-name="P3" draw:layer="layout" svg:x1="15.728cm" svg:y1="10.475cm" svg:x2="15.982cm" svg:y2="10.475cm">
            <text:p/>
          </draw:line>
        </draw:g>
        <draw:line draw:style-name="gr11" draw:text-style-name="P3" draw:layer="layout" svg:x1="10.547cm" svg:y1="14.013cm" svg:x2="10.547cm" svg:y2="6.927cm">
          <text:p/>
        </draw:line>
        <draw:line draw:style-name="gr11" draw:text-style-name="P3" draw:layer="layout" svg:x1="12.706cm" svg:y1="6.954cm" svg:x2="10.547cm" svg:y2="6.954cm">
          <text:p/>
        </draw:line>
        <draw:custom-shape draw:style-name="gr12" draw:text-style-name="P5" draw:layer="layout" svg:width="0.254cm" svg:height="0.254cm" svg:x="10.421cm" svg:y="13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8.643cm" svg:y1="15.797cm" svg:x2="12.326cm" svg:y2="15.797cm">
          <text:p/>
        </draw:line>
        <draw:line draw:style-name="gr11" draw:text-style-name="P3" draw:layer="layout" svg:x1="8.643cm" svg:y1="14.897cm" svg:x2="12.326cm" svg:y2="14.897cm">
          <text:p/>
        </draw:line>
        <draw:line draw:style-name="gr11" draw:text-style-name="P3" draw:layer="layout" svg:x1="23.247cm" svg:y1="6.954cm" svg:x2="19.248cm" svg:y2="6.954cm">
          <text:p/>
        </draw:line>
        <draw:line draw:style-name="gr11" draw:text-style-name="P3" draw:layer="layout" svg:x1="23.247cm" svg:y1="8.012cm" svg:x2="23.247cm" svg:y2="6.927cm">
          <text:p/>
        </draw:line>
        <draw:line draw:style-name="gr11" draw:text-style-name="P3" draw:layer="layout" svg:x1="26.676cm" svg:y1="7.989cm" svg:x2="23.249cm" svg:y2="7.989cm">
          <text:p/>
        </draw:line>
        <draw:line draw:style-name="gr13" draw:text-style-name="P3" draw:layer="layout" svg:x1="23.882cm" svg:y1="8.997cm" svg:x2="26.626cm" svg:y2="8.997cm">
          <text:p text:style-name="P1"><text:s text:c="6"/></text:p>
        </draw:line>
        <draw:g>
          <draw:line draw:style-name="gr11" draw:text-style-name="P3" draw:layer="layout" svg:x1="23.909cm" svg:y1="10.027cm" svg:x2="23.909cm" svg:y2="9.011cm">
            <text:p/>
          </draw:line>
          <draw:line draw:style-name="gr11" draw:text-style-name="P3" draw:layer="layout" svg:x1="23.528cm" svg:y1="10.027cm" svg:x2="24.29cm" svg:y2="10.027cm">
            <text:p/>
          </draw:line>
          <draw:line draw:style-name="gr11" draw:text-style-name="P3" draw:layer="layout" svg:x1="23.655cm" svg:y1="10.281cm" svg:x2="24.163cm" svg:y2="10.281cm">
            <text:p/>
          </draw:line>
          <draw:line draw:style-name="gr11" draw:text-style-name="P3" draw:layer="layout" svg:x1="23.782cm" svg:y1="10.535cm" svg:x2="24.036cm" svg:y2="10.535cm">
            <text:p/>
          </draw:line>
        </draw:g>
        <draw:line draw:style-name="gr11" draw:text-style-name="P3" draw:layer="layout" svg:x1="20.144cm" svg:y1="13.997cm" svg:x2="26.549cm" svg:y2="13.997cm">
          <text:p/>
        </draw:line>
        <draw:line draw:style-name="gr11" draw:text-style-name="P3" draw:layer="layout" svg:x1="20.144cm" svg:y1="14.897cm" svg:x2="26.549cm" svg:y2="14.897cm">
          <text:p/>
        </draw:line>
        <draw:line draw:style-name="gr11" draw:text-style-name="P3" draw:layer="layout" svg:x1="20.145cm" svg:y1="15.755cm" svg:x2="23.247cm" svg:y2="15.755cm">
          <text:p/>
        </draw:line>
        <draw:line draw:style-name="gr11" draw:text-style-name="P3" draw:layer="layout" svg:x1="23.22cm" svg:y1="15.745cm" svg:x2="23.22cm" svg:y2="13.014cm">
          <text:p/>
        </draw:line>
        <draw:line draw:style-name="gr11" draw:text-style-name="P3" draw:layer="layout" svg:x1="23.189cm" svg:y1="12.99cm" svg:x2="26.803cm" svg:y2="12.99cm">
          <text:p/>
        </draw:line>
        <draw:line draw:style-name="gr11" draw:text-style-name="P3" draw:layer="layout" svg:x1="20.145cm" svg:y1="16.7cm" svg:x2="22.358cm" svg:y2="16.7cm">
          <text:p/>
        </draw:line>
        <draw:line draw:style-name="gr11" draw:text-style-name="P3" draw:layer="layout" svg:x1="22.331cm" svg:y1="16.69cm" svg:x2="22.331cm" svg:y2="11.998cm">
          <text:p/>
        </draw:line>
        <draw:line draw:style-name="gr11" draw:text-style-name="P3" draw:layer="layout" svg:x1="22.305cm" svg:y1="11.977cm" svg:x2="26.547cm" svg:y2="11.977cm">
          <text:p/>
        </draw:line>
        <draw:frame draw:style-name="gr14" draw:text-style-name="P7" draw:layer="layout" svg:width="28.575cm" svg:height="1.651cm" svg:x="2.524cm" svg:y="1.762cm">
          <draw:text-box>
            <text:p text:style-name="P6"><text:span text:style-name="T1">moteus r4.3/4.5/4.8/4.11 ABS port - RLS AksIM-2 adap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0:26:22.864021508</meta:creation-date>
    <dc:date>2022-07-06T11:05:04.049003052</dc:date>
    <meta:editing-duration>PT7M40S</meta:editing-duration>
    <meta:editing-cycles>2</meta:editing-cycles>
    <meta:generator>LibreOffice/6.4.7.2$Linux_X86_64 LibreOffice_project/40$Build-2</meta:generator>
    <meta:document-statistic meta:object-count="85"/>
  </office:meta>
</office:document-meta>
</file>